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Serif" svg:font-family="'courier Serif'" style:font-family-generic="roman"/>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officeooo:rsid="000deeba" officeooo:paragraph-rsid="000deeba"/>
    </style:style>
    <style:style style:name="P2" style:family="paragraph" style:parent-style-name="Standard">
      <style:text-properties fo:language="es" fo:country="ES" officeooo:rsid="00108aa7" officeooo:paragraph-rsid="00108aa7"/>
    </style:style>
    <style:style style:name="P3" style:family="paragraph" style:parent-style-name="Standard">
      <style:text-properties fo:language="es" fo:country="ES" officeooo:rsid="000fdd2a" officeooo:paragraph-rsid="000fdd2a"/>
    </style:style>
    <style:style style:name="P4" style:family="paragraph" style:parent-style-name="Standard">
      <style:text-properties fo:language="es" fo:country="ES" officeooo:rsid="0013de13" officeooo:paragraph-rsid="0013de13"/>
    </style:style>
    <style:style style:name="P5" style:family="paragraph" style:parent-style-name="Standard">
      <style:text-properties fo:language="es" fo:country="ES" officeooo:rsid="00141cd9" officeooo:paragraph-rsid="00141cd9"/>
    </style:style>
    <style:style style:name="P6" style:family="paragraph" style:parent-style-name="Standard">
      <style:text-properties fo:language="es" fo:country="ES" officeooo:rsid="001612f4" officeooo:paragraph-rsid="00141cd9"/>
    </style:style>
    <style:style style:name="P7" style:family="paragraph" style:parent-style-name="Standard">
      <style:text-properties fo:language="es" fo:country="ES" officeooo:rsid="00174911" officeooo:paragraph-rsid="00174911"/>
    </style:style>
    <style:style style:name="P8" style:family="paragraph" style:parent-style-name="Standard">
      <style:text-properties fo:language="es" fo:country="ES" officeooo:rsid="0017c377" officeooo:paragraph-rsid="0017c377"/>
    </style:style>
    <style:style style:name="P9" style:family="paragraph" style:parent-style-name="Standard">
      <style:text-properties fo:language="es" fo:country="ES" officeooo:rsid="0017c377" officeooo:paragraph-rsid="0017c377"/>
    </style:style>
    <style:style style:name="P10" style:family="paragraph" style:parent-style-name="Standard">
      <style:paragraph-properties fo:text-align="justify" style:justify-single-word="false"/>
      <style:text-properties fo:language="es" fo:country="ES" officeooo:rsid="0017c377" officeooo:paragraph-rsid="0017c377"/>
    </style:style>
    <style:style style:name="P11" style:family="paragraph" style:parent-style-name="Standard">
      <style:text-properties fo:language="es" fo:country="ES" officeooo:rsid="0019730f" officeooo:paragraph-rsid="0019730f"/>
    </style:style>
    <style:style style:name="P12" style:family="paragraph" style:parent-style-name="Standard">
      <style:paragraph-properties fo:text-align="justify" style:justify-single-word="false"/>
      <style:text-properties fo:language="es" fo:country="ES" officeooo:rsid="0019730f" officeooo:paragraph-rsid="0019730f"/>
    </style:style>
    <style:style style:name="P13" style:family="paragraph" style:parent-style-name="Standard">
      <style:paragraph-properties fo:text-align="center" style:justify-single-word="false"/>
      <style:text-properties fo:language="es" fo:country="ES" fo:font-style="italic" officeooo:rsid="00126702" officeooo:paragraph-rsid="00126702" style:font-style-asian="italic" style:font-style-complex="italic"/>
    </style:style>
    <style:style style:name="P14" style:family="paragraph" style:parent-style-name="Standard">
      <style:paragraph-properties fo:text-align="center" style:justify-single-word="false"/>
      <style:text-properties fo:language="es" fo:country="ES" fo:font-style="italic" officeooo:rsid="00141cd9" officeooo:paragraph-rsid="00141cd9" style:font-style-asian="italic" style:font-style-complex="italic"/>
    </style:style>
    <style:style style:name="P15" style:family="paragraph" style:parent-style-name="Standard">
      <style:text-properties fo:language="es" fo:country="ES" officeooo:rsid="00108aa7" officeooo:paragraph-rsid="00108aa7"/>
    </style:style>
    <style:style style:name="P16" style:family="paragraph" style:parent-style-name="Standard">
      <style:paragraph-properties fo:text-align="justify" style:justify-single-word="false"/>
      <style:text-properties fo:language="es" fo:country="ES" officeooo:rsid="00108aa7" officeooo:paragraph-rsid="00108aa7"/>
    </style:style>
    <style:style style:name="P17" style:family="paragraph" style:parent-style-name="Standard">
      <style:text-properties fo:language="es" fo:country="ES" officeooo:rsid="0013de13" officeooo:paragraph-rsid="0013de13"/>
    </style:style>
    <style:style style:name="P18" style:family="paragraph" style:parent-style-name="Standard">
      <style:paragraph-properties fo:text-align="justify" style:justify-single-word="false"/>
      <style:text-properties fo:language="es" fo:country="ES" officeooo:rsid="0013de13" officeooo:paragraph-rsid="0013de13"/>
    </style:style>
    <style:style style:name="P19" style:family="paragraph" style:parent-style-name="Standard">
      <style:paragraph-properties fo:text-align="justify" style:justify-single-word="false"/>
      <style:text-properties fo:language="es" fo:country="ES" officeooo:rsid="00141cd9" officeooo:paragraph-rsid="00141cd9"/>
    </style:style>
    <style:style style:name="P20" style:family="paragraph" style:parent-style-name="Standard">
      <style:text-properties fo:language="es" fo:country="ES" officeooo:rsid="00141cd9" officeooo:paragraph-rsid="00141cd9"/>
    </style:style>
    <style:style style:name="P21" style:family="paragraph" style:parent-style-name="Standard">
      <style:paragraph-properties fo:text-align="justify" style:justify-single-word="false"/>
      <style:text-properties fo:language="es" fo:country="ES" officeooo:rsid="001612f4" officeooo:paragraph-rsid="00141cd9"/>
    </style:style>
    <style:style style:name="P22" style:family="paragraph" style:parent-style-name="Standard">
      <style:paragraph-properties fo:text-align="justify" style:justify-single-word="false"/>
      <style:text-properties fo:language="es" fo:country="ES" officeooo:rsid="00174911" officeooo:paragraph-rsid="00174911"/>
    </style:style>
    <style:style style:name="P23" style:family="paragraph" style:parent-style-name="Standard">
      <style:text-properties style:font-name="Courier" fo:font-size="10pt" fo:language="es" fo:country="ES" officeooo:rsid="000deeba" officeooo:paragraph-rsid="000deeba" style:font-size-asian="10pt" style:font-size-complex="10pt"/>
    </style:style>
    <style:style style:name="P24" style:family="paragraph" style:parent-style-name="Standard">
      <style:text-properties style:font-name="Courier" fo:font-size="10pt" fo:language="es" fo:country="ES" officeooo:rsid="00108aa7" officeooo:paragraph-rsid="00108aa7" style:font-size-asian="10pt" style:font-size-complex="10pt"/>
    </style:style>
    <style:style style:name="P25" style:family="paragraph" style:parent-style-name="Standard">
      <style:text-properties style:font-name="Courier" fo:font-size="10pt" fo:language="es" fo:country="ES" officeooo:rsid="0013de13" officeooo:paragraph-rsid="0013de13" style:font-size-asian="10pt" style:font-size-complex="10pt"/>
    </style:style>
    <style:style style:name="P26" style:family="paragraph" style:parent-style-name="Standard">
      <style:text-properties style:font-name="Courier" fo:font-size="10pt" fo:language="es" fo:country="ES" officeooo:rsid="00141cd9" officeooo:paragraph-rsid="00141cd9" style:font-size-asian="10pt" style:font-size-complex="10pt"/>
    </style:style>
    <style:style style:name="P27" style:family="paragraph" style:parent-style-name="Standard">
      <style:text-properties style:font-name="Courier" fo:font-size="10pt" fo:language="es" fo:country="ES" officeooo:rsid="001612f4" officeooo:paragraph-rsid="00141cd9" style:font-size-asian="10pt" style:font-size-complex="10pt"/>
    </style:style>
    <style:style style:name="P28" style:family="paragraph" style:parent-style-name="Standard">
      <style:text-properties style:font-name="Courier" fo:font-size="10pt" fo:language="es" fo:country="ES" officeooo:rsid="00174911" officeooo:paragraph-rsid="00174911" style:font-size-asian="10pt" style:font-size-complex="10pt"/>
    </style:style>
    <style:style style:name="P29" style:family="paragraph" style:parent-style-name="Standard">
      <style:text-properties style:font-name="Courier" fo:font-size="10pt" fo:language="es" fo:country="ES" officeooo:rsid="0017c377" officeooo:paragraph-rsid="0017c377" style:font-size-asian="10pt" style:font-size-complex="10pt"/>
    </style:style>
    <style:style style:name="P30" style:family="paragraph" style:parent-style-name="Standard">
      <style:text-properties style:font-name="Courier" fo:font-size="10pt" fo:language="es" fo:country="ES" officeooo:rsid="0019730f" officeooo:paragraph-rsid="0019730f" style:font-size-asian="10pt" style:font-size-complex="10pt"/>
    </style:style>
    <style:style style:name="P31" style:family="paragraph" style:parent-style-name="Standard">
      <style:text-properties style:font-name="courier" fo:font-size="10pt" fo:language="es" fo:country="ES" officeooo:rsid="0013de13" officeooo:paragraph-rsid="0013de13" style:font-size-asian="10pt" style:font-size-complex="10pt"/>
    </style:style>
    <style:style style:name="P32" style:family="paragraph" style:parent-style-name="Standard">
      <style:paragraph-properties fo:text-align="center" style:justify-single-word="false"/>
      <style:text-properties fo:color="#ce181e" fo:font-size="14pt" fo:language="es" fo:country="ES" fo:font-weight="bold" officeooo:rsid="000deeba" officeooo:paragraph-rsid="000deeba" style:font-size-asian="14pt" style:font-weight-asian="bold" style:font-size-complex="14pt" style:font-weight-complex="bold"/>
    </style:style>
    <style:style style:name="P33" style:family="paragraph" style:parent-style-name="Standard">
      <style:paragraph-properties fo:text-align="center" style:justify-single-word="false"/>
      <style:text-properties fo:color="#ce181e" fo:font-size="14pt" fo:language="es" fo:country="ES" fo:font-weight="bold" officeooo:rsid="00174911" officeooo:paragraph-rsid="00174911" style:font-size-asian="14pt" style:font-weight-asian="bold" style:font-size-complex="14pt" style:font-weight-complex="bold"/>
    </style:style>
    <style:style style:name="P34" style:family="paragraph" style:parent-style-name="Standard">
      <style:paragraph-properties fo:text-align="center" style:justify-single-word="false"/>
      <style:text-properties fo:color="#00a933" fo:language="es" fo:country="ES" officeooo:rsid="0013de13" officeooo:paragraph-rsid="0013de13"/>
    </style:style>
    <style:style style:name="P35" style:family="paragraph" style:parent-style-name="Standard">
      <style:paragraph-properties fo:text-align="center" style:justify-single-word="false"/>
      <style:text-properties fo:color="#00a933" fo:font-size="14pt" fo:language="es" fo:country="ES" fo:font-weight="bold" officeooo:rsid="0013de13" officeooo:paragraph-rsid="0013de13" style:font-size-asian="14pt" style:font-weight-asian="bold" style:font-size-complex="14pt" style:font-weight-complex="bold"/>
    </style:style>
    <style:style style:name="P36" style:family="paragraph" style:parent-style-name="Standard">
      <style:paragraph-properties fo:text-align="center" style:justify-single-word="false"/>
      <style:text-properties style:font-name="Liberation Serif" fo:font-size="12pt" fo:language="es" fo:country="ES" fo:font-style="italic" officeooo:rsid="00174911" officeooo:paragraph-rsid="00174911" style:font-size-asian="12pt" style:font-style-asian="italic" style:font-size-complex="12pt" style:font-style-complex="italic"/>
    </style:style>
    <style:style style:name="P37"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38" style:family="paragraph" style:parent-style-name="Standard">
      <style:paragraph-properties fo:text-align="center" style:justify-single-word="false"/>
      <style:text-properties fo:color="#00b6bd" fo:font-size="14pt" fo:language="es" fo:country="ES" fo:font-weight="bold" officeooo:rsid="00141cd9" officeooo:paragraph-rsid="00141cd9" style:font-size-asian="14pt" style:font-weight-asian="bold" style:font-size-complex="14pt" style:font-weight-complex="bold"/>
    </style:style>
    <style:style style:name="P39" style:family="paragraph" style:parent-style-name="Standard">
      <style:paragraph-properties fo:text-align="center" style:justify-single-word="false"/>
      <style:text-properties fo:color="#00b6bd" fo:font-size="14pt" fo:language="es" fo:country="ES" fo:font-weight="bold" officeooo:rsid="0019730f" officeooo:paragraph-rsid="0019730f" style:font-size-asian="14pt" style:font-weight-asian="bold" style:font-size-complex="14pt" style:font-weight-complex="bold"/>
    </style:style>
    <style:style style:name="P40" style:family="paragraph" style:parent-style-name="Standard">
      <style:paragraph-properties fo:text-align="center" style:justify-single-word="false"/>
      <style:text-properties fo:font-size="16pt" fo:language="es" fo:country="ES" fo:font-weight="bold" officeooo:rsid="00141cd9" officeooo:paragraph-rsid="00141cd9" style:font-size-asian="16pt" style:font-weight-asian="bold" style:font-size-complex="16pt" style:font-weight-complex="bold"/>
    </style:style>
    <style:style style:name="P41" style:family="paragraph" style:parent-style-name="Standard">
      <style:paragraph-properties fo:text-align="center" style:justify-single-word="false"/>
      <style:text-properties fo:font-size="16pt" fo:language="es" fo:country="ES" fo:font-weight="bold" officeooo:rsid="00174911" officeooo:paragraph-rsid="00174911"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8pt" fo:language="es" fo:country="ES" fo:font-weight="bold" officeooo:rsid="00126702" officeooo:paragraph-rsid="00126702" style:font-size-asian="18pt" style:font-weight-asian="bold" style:font-size-complex="18pt" style:font-weight-complex="bold"/>
    </style:style>
    <style:style style:name="P43" style:family="paragraph" style:parent-style-name="Standard">
      <style:paragraph-properties fo:text-align="center" style:justify-single-word="false"/>
      <style:text-properties fo:color="#009353" fo:font-size="14pt" fo:language="es" fo:country="ES" fo:font-weight="bold" officeooo:rsid="0017c377" officeooo:paragraph-rsid="0017c377" style:font-size-asian="14pt" style:font-weight-asian="bold" style:font-size-complex="14pt" style:font-weight-complex="bold"/>
    </style:style>
    <style:style style:name="T1" style:family="text">
      <style:text-properties officeooo:rsid="0013de13"/>
    </style:style>
    <style:style style:name="T2" style:family="text">
      <style:text-properties officeooo:rsid="00141c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Parte 1:</text:p>
      <text:p text:style-name="P13">“Se debe poder añadir palabras en varios idiomas”</text:p>
      <text:p text:style-name="P13"/>
      <text:p text:style-name="P32">Fase Roja:</text:p>
      <text:p text:style-name="P1"/>
      <text:p text:style-name="P16">Para testear la primera funcionalidad, añadirPalabra, crearemos un objeto diccionario, usaremos un método de ese objeto para añadir la palabra, y el assert usará otro método, traducirPalabra, para confirmar que una palabra que hemos introducido tiene traducción y por lo tanto está añadida.</text:p>
      <text:p text:style-name="P1"/>
      <text:p text:style-name="P3">El primer test quedaría así:</text:p>
      <text:p text:style-name="P1"/>
      <text:p text:style-name="P23">@Test</text:p>
      <text:p text:style-name="P23"><text:s text:c="4"/>public void añadirPalabraIdiTest() {</text:p>
      <text:p text:style-name="P23"><text:s text:c="8"/>Traductor diccionario = new Traductor();</text:p>
      <text:p text:style-name="P23"><text:s text:c="8"/>diccionario.añadirPalabra("inglés", "hola", "hello");</text:p>
      <text:p text:style-name="P23"><text:s text:c="8"/>assertTrue(diccionario.traducirPalabra("inglés","hola").equals("hello"));</text:p>
      <text:p text:style-name="P23"><text:s text:c="8"/></text:p>
      <text:p text:style-name="P23"><text:s text:c="4"/>}</text:p>
      <text:p text:style-name="P1"/>
      <text:p text:style-name="P16">Para que se ejecute, creamos con la ayuda del Netbeans una clase Traductor, un método añadirPalabra vacío y un método traducirPalabra que retornará un string null para que falle el assert (me adelantaré y ya crearé el objeto diccionario como un mapa de mapas):</text:p>
      <text:p text:style-name="P2"/>
      <text:p text:style-name="P2"/>
      <text:p text:style-name="P24">class Traductor {</text:p>
      <text:p text:style-name="P24"><text:s text:c="4"/></text:p>
      <text:p text:style-name="P24"><text:s text:c="4"/>private HashMap&lt;String,HashMap&lt;String,String&gt;&gt; diccionario = new HashMap&lt;String,HashMap&lt;String,String&gt;&gt;();</text:p>
      <text:p text:style-name="P24"/>
      <text:p text:style-name="P24"><text:s text:c="4"/>void añadirPalabra(String inglés, String hola, String hello) {</text:p>
      <text:p text:style-name="P24"><text:s text:c="7"/></text:p>
      <text:p text:style-name="P24"><text:s text:c="4"/>}</text:p>
      <text:p text:style-name="P24"/>
      <text:p text:style-name="P24"><text:s text:c="4"/>String traducirPalabra(String inglés, String hola) {</text:p>
      <text:p text:style-name="P24"><text:s text:c="8"/>return "";</text:p>
      <text:p text:style-name="P24"><text:s text:c="4"/>}</text:p>
      <text:p text:style-name="P24"><text:s text:c="4"/></text:p>
      <text:p text:style-name="P24">}</text:p>
      <text:p text:style-name="P24"/>
      <text:p text:style-name="P2"/>
      <text:p text:style-name="P2">Ejecutando el test, falla, per<text:span text:style-name="T1">o</text:span> no por error de compilació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5"><text:soft-page-break/>Fase Verde:</text:p>
      <text:p text:style-name="P34"/>
      <text:p text:style-name="P34"/>
      <text:p text:style-name="P18">Utilizando el mismo tests, añadimos funcionalidades al código para que esta vez, el assert nos de todo verde:</text:p>
      <text:p text:style-name="P4"/>
      <text:p text:style-name="P31">class Traductor {</text:p>
      <text:p text:style-name="P31"><text:s text:c="4"/></text:p>
      <text:p text:style-name="P31"><text:s text:c="4"/>private HashMap&lt;String,HashMap&lt;String,String&gt;&gt; diccionario = new HashMap&lt;String,HashMap&lt;String,String&gt;&gt;();</text:p>
      <text:p text:style-name="P31"/>
      <text:p text:style-name="P31"><text:s text:c="4"/>void añadirPalabra(String idioma, String hola, String hello) {</text:p>
      <text:p text:style-name="P31"><text:s text:c="7"/>this.diccionario.put(idioma, new HashMap&lt;String,String&gt;());</text:p>
      <text:p text:style-name="P31"><text:s text:c="7"/>this.diccionario.get(idioma).put(hola, hello); <text:s text:c="6"/></text:p>
      <text:p text:style-name="P31"><text:s text:c="4"/>}</text:p>
      <text:p text:style-name="P31"/>
      <text:p text:style-name="P31"><text:s text:c="4"/>String traducirPalabra(String idioma, String hola) {</text:p>
      <text:p text:style-name="P31"><text:s text:c="8"/>return this.diccionario.get(idioma).get(hola);</text:p>
      <text:p text:style-name="P31"><text:s text:c="4"/>}</text:p>
      <text:p text:style-name="P31"><text:s text:c="4"/></text:p>
      <text:p text:style-name="P31">}</text:p>
      <text:p text:style-name="P31"/>
      <text:p text:style-name="P1"/>
      <text:p text:style-name="P18">Añadimos un test para agregar más palabras, y ya salta a l<text:span text:style-name="T2">a vista </text:span>que, de esta manera, para añadir una palabra siempre estamos creando un idioma nuevo, por lo que separaremos la funcionalidad: una <text:span text:style-name="T2">p</text:span>ara añadir un idioma y otra para añadir una palabra a un idioma ya existente.</text:p>
      <text:p text:style-name="P18"/>
      <text:p text:style-name="P18">De esta manera, el código nos quedará así:</text:p>
      <text:p text:style-name="P18"/>
      <text:p text:style-name="P4"/>
      <text:p text:style-name="P25">class Traductor {</text:p>
      <text:p text:style-name="P25"/>
      <text:p text:style-name="P25"><text:s text:c="4"/>private HashMap&lt;String, HashMap&lt;String, String&gt;&gt; diccionario = new HashMap&lt;String, HashMap&lt;String, String&gt;&gt;();</text:p>
      <text:p text:style-name="P25"/>
      <text:p text:style-name="P25"><text:s text:c="4"/>void añadirIdioma(String inglés) {</text:p>
      <text:p text:style-name="P25"><text:s text:c="8"/>this.diccionario.put(inglés, new HashMap&lt;String, String&gt;());</text:p>
      <text:p text:style-name="P25"><text:s text:c="4"/>}</text:p>
      <text:p text:style-name="P25"/>
      <text:p text:style-name="P25"><text:s text:c="4"/>void añadirPalabra(String idioma, String hola, String hello) {</text:p>
      <text:p text:style-name="P25"><text:s text:c="8"/>this.diccionario.get(idioma).put(hola, hello);</text:p>
      <text:p text:style-name="P25"><text:s text:c="4"/>}</text:p>
      <text:p text:style-name="P25"/>
      <text:p text:style-name="P25"><text:s text:c="4"/>String traducirPalabra(String idioma, String hola) {</text:p>
      <text:p text:style-name="P25"><text:s text:c="8"/>return this.diccionario.get(idioma).get(hola);</text:p>
      <text:p text:style-name="P25"><text:s text:c="4"/>}</text:p>
      <text:p text:style-name="P25"/>
      <text:p text:style-name="P25">}</text:p>
      <text:p text:style-name="P4"/>
      <text:p text:style-name="P4"/>
      <text:p text:style-name="P4">Y los tests, así:</text:p>
      <text:p text:style-name="P4"/>
      <text:p text:style-name="P4"/>
      <text:p text:style-name="P25"><text:s/>@Test</text:p>
      <text:p text:style-name="P25"><text:s text:c="4"/>public void añadirMásPalabras(){</text:p>
      <text:p text:style-name="P25"><text:s text:c="8"/>Traductor diccionario = new Traductor();</text:p>
      <text:p text:style-name="P25"><text:s text:c="8"/>diccionario.añadirIdioma("inglés");</text:p>
      <text:p text:style-name="P25"><text:s text:c="8"/>diccionario.añadirPalabra("inglés", "hola", "hello");</text:p>
      <text:p text:style-name="P25"><text:s text:c="8"/>diccionario.añadirPalabra("inglés", "adios", "bye");</text:p>
      <text:p text:style-name="P25"><text:soft-page-break/><text:s text:c="8"/>assertTrue(diccionario.traducirPalabra("inglés","hola").equals("hello"));</text:p>
      <text:p text:style-name="P25"><text:s text:c="8"/>assertTrue(diccionario.traducirPalabra("inglés","adios").equals("bye"));</text:p>
      <text:p text:style-name="P25"><text:s text:c="4"/>}</text:p>
      <text:p text:style-name="P25"><text:s text:c="4"/></text:p>
      <text:p text:style-name="P25"><text:s text:c="4"/>@Test</text:p>
      <text:p text:style-name="P25"><text:s text:c="4"/>public void añadirPalabraIdiTest() {</text:p>
      <text:p text:style-name="P25"><text:s text:c="8"/>Traductor diccionario = new Traductor();</text:p>
      <text:p text:style-name="P25"><text:s text:c="8"/>diccionario.añadirIdioma("inglés");</text:p>
      <text:p text:style-name="P25"><text:s text:c="8"/>diccionario.añadirPalabra("inglés", "hola", "hello");</text:p>
      <text:p text:style-name="P25"><text:s text:c="8"/>assertTrue(diccionario.traducirPalabra("inglés","hola").equals("hello"));</text:p>
      <text:p text:style-name="P25"><text:s text:c="8"/></text:p>
      <text:p text:style-name="P25"><text:s text:c="4"/>}</text:p>
      <text:p text:style-name="P4"/>
      <text:p text:style-name="P38">Fase azul:</text:p>
      <text:p text:style-name="P5"/>
      <text:p text:style-name="P19">En la refactorización, cambiaremos en el código de la clase Traductor los nombres de los parámetros del idioma, de la palabra en español y de la palabra extranjera, de tal modo que el código nos queda de la siguiente manera:</text:p>
      <text:p text:style-name="P5"/>
      <text:p text:style-name="P26">class Traductor {</text:p>
      <text:p text:style-name="P26"/>
      <text:p text:style-name="P26"><text:s text:c="4"/>private HashMap&lt;String, HashMap&lt;String, String&gt;&gt; diccionario = new HashMap&lt;String, HashMap&lt;String, String&gt;&gt;();</text:p>
      <text:p text:style-name="P26"/>
      <text:p text:style-name="P26"><text:s text:c="4"/>void añadirIdioma(String idioma) {</text:p>
      <text:p text:style-name="P26"><text:s text:c="8"/>this.diccionario.put(idioma, new HashMap&lt;String, String&gt;());</text:p>
      <text:p text:style-name="P26"><text:s text:c="4"/>}</text:p>
      <text:p text:style-name="P26"/>
      <text:p text:style-name="P26"><text:s text:c="4"/>void añadirPalabra(String idioma, String palabra_esp, String palabra_ext) {</text:p>
      <text:p text:style-name="P26"><text:s text:c="8"/>this.diccionario.get(idioma).put(palabra_esp, palabra_ext);</text:p>
      <text:p text:style-name="P26"><text:s text:c="4"/>}</text:p>
      <text:p text:style-name="P26"/>
      <text:p text:style-name="P26"><text:s text:c="4"/>String traducirPalabra(String idioma, String palabra_esp) {</text:p>
      <text:p text:style-name="P26"><text:s text:c="8"/>return this.diccionario.get(idioma).get(palabra_esp);</text:p>
      <text:p text:style-name="P26"><text:s text:c="4"/>}</text:p>
      <text:p text:style-name="P26"/>
      <text:p text:style-name="P2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text:soft-page-break/>Parte 2:</text:p>
      <text:p text:style-name="P14">“Se debe poder traducir palabras en varios idiomas” </text:p>
      <text:p text:style-name="P5"/>
      <text:p text:style-name="P19">Con el código que ya tenemos desarrollado, solo basta con realizar un nuevo test donde creemos varios idiomas y el código que ya tenemos generado para la funcionalidad traducirIdioma nos permitirá retornar los resultados correctos:</text:p>
      <text:p text:style-name="P19"/>
      <text:p text:style-name="P21">Nuevo test:</text:p>
      <text:p text:style-name="P6"/>
      <text:p text:style-name="P27">@Test</text:p>
      <text:p text:style-name="P27"><text:s text:c="4"/>public void traducirMasPalabras(){</text:p>
      <text:p text:style-name="P27"><text:s text:c="8"/>Traductor diccionario = new Traductor();</text:p>
      <text:p text:style-name="P27"><text:s text:c="8"/>diccionario.añadirIdioma("inglés");</text:p>
      <text:p text:style-name="P27"><text:s text:c="8"/>diccionario.añadirIdioma("francés");</text:p>
      <text:p text:style-name="P27"><text:s text:c="8"/>diccionario.añadirPalabra("inglés", "hola", "hello");</text:p>
      <text:p text:style-name="P27"><text:s text:c="8"/>diccionario.añadirPalabra("francés", "hola", "bonjour");</text:p>
      <text:p text:style-name="P27"><text:s text:c="8"/>assertTrue(diccionario.traducirPalabra("inglés","hola").equals("hello"));</text:p>
      <text:p text:style-name="P27"><text:s text:c="8"/>assertTrue(diccionario.traducirPalabra("francés","hola").equals("bonjour"));</text:p>
      <text:p text:style-name="P27"><text:s text:c="4"/>}</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1"><text:soft-page-break/>Parte 3:</text:p>
      <text:p text:style-name="P36">“Se debe poder traducir una frase entera (sustituye las palabras que se pueda y las que no se </text:p>
      <text:p text:style-name="P37">dejan en el idioma original).”</text:p>
      <text:p text:style-name="P22"/>
      <text:p text:style-name="P22"/>
      <text:p text:style-name="P33">Fase roja:</text:p>
      <text:p text:style-name="P33"/>
      <text:p text:style-name="P22">Creamos un test para traducir una frase en el idioma “inglés”. Para ello, creamos un diccionario de la clase Traductor, creamos una frase, añadimos un idioma, añadimos un par de palabras en ese idioma y hacemos un assert que nos devuelva el resultado esperado</text:p>
      <text:p text:style-name="P7"/>
      <text:p text:style-name="P28">@Test</text:p>
      <text:p text:style-name="P28"><text:s text:c="4"/>public void traducirFrase(){</text:p>
      <text:p text:style-name="P28"><text:s text:c="8"/>Traductor diccionario = new Traductor();</text:p>
      <text:p text:style-name="P28"><text:s text:c="8"/>String frase ="hola tengo un perro";</text:p>
      <text:p text:style-name="P28"><text:s text:c="8"/>diccionario.añadirIdioma("inglés");</text:p>
      <text:p text:style-name="P28"><text:s text:c="8"/>diccionario.añadirPalabra("inglés", "hola", "hello");</text:p>
      <text:p text:style-name="P28"><text:s text:c="8"/>diccionario.añadirPalabra("inglés", "perro", "dog");</text:p>
      <text:p text:style-name="P28"><text:s text:c="8"/>assertTrue(diccionario.traducirFrase("idioma",frase).equals("hello tengo un dog"));</text:p>
      <text:p text:style-name="P28"><text:s text:c="4"/>}</text:p>
      <text:p text:style-name="P28"/>
      <text:p text:style-name="P29">Clase Traductor:</text:p>
      <text:p text:style-name="P29"/>
      <text:p text:style-name="P29">String traducirFrase(String idioma, String frase) {</text:p>
      <text:p text:style-name="P29"><text:s text:c="8"/>return "";</text:p>
      <text:p text:style-name="P29"><text:s text:c="4"/>}</text:p>
      <text:p text:style-name="P8"/>
      <text:p text:style-name="P8"/>
      <text:p text:style-name="P10">De esta manera, solo tenemos error de assert, y podemos pasar a la fase verde</text:p>
      <text:p text:style-name="P10"/>
      <text:p text:style-name="P10"/>
      <text:p text:style-name="P10"/>
      <text:p text:style-name="P43">Fase Verde:</text:p>
      <text:p text:style-name="P10"/>
      <text:p text:style-name="P12">Desarrolamos el método traducirFrase de manera muy parecida al traductor simple que hicimos anteriormente. La diferencia es que para coger las keyseat, hemos de hacer un get de “idioma”:</text:p>
      <text:p text:style-name="P11"/>
      <text:p text:style-name="P11"/>
      <text:p text:style-name="P11"/>
      <text:p text:style-name="P30">String traducirFrase(String idioma, String frase) {</text:p>
      <text:p text:style-name="P30"><text:s text:c="8"/>String[] frase_ar = frase.split(" ");</text:p>
      <text:p text:style-name="P30"><text:s text:c="8"/>String respuesta = "";</text:p>
      <text:p text:style-name="P30"><text:s text:c="8"/>for (String palabra : frase_ar) {</text:p>
      <text:p text:style-name="P30"><text:s text:c="12"/>for (String palabra2 : (this.diccionario.get(idioma)).keySet()) {</text:p>
      <text:p text:style-name="P30"><text:s text:c="16"/>if (palabra.equals(palabra2)) {</text:p>
      <text:p text:style-name="P30"><text:s text:c="20"/>palabra = this.diccionario.get(idioma).get(palabra2);</text:p>
      <text:p text:style-name="P30"><text:s text:c="16"/>}</text:p>
      <text:p text:style-name="P30"><text:s text:c="12"/>}</text:p>
      <text:p text:style-name="P30"><text:s text:c="12"/>respuesta = respuesta + palabra + " ";</text:p>
      <text:p text:style-name="P30"><text:s text:c="8"/>}</text:p>
      <text:p text:style-name="P30"><text:s text:c="8"/>return respuesta;</text:p>
      <text:p text:style-name="P30"><text:s text:c="4"/>}</text:p>
      <text:p text:style-name="P30"/>
      <text:p text:style-name="P30"/>
      <text:p text:style-name="P30"/>
      <text:p text:style-name="P30"/>
      <text:p text:style-name="P30"/>
      <text:p text:style-name="P30"><text:soft-page-break/>@Test</text:p>
      <text:p text:style-name="P30"><text:s text:c="4"/>public void traducirFrase(){</text:p>
      <text:p text:style-name="P30"><text:s text:c="8"/>Traductor diccionario = new Traductor();</text:p>
      <text:p text:style-name="P30"><text:s text:c="8"/>String frase ="hola tengo un perro";</text:p>
      <text:p text:style-name="P30"><text:s text:c="8"/>diccionario.añadirIdioma("inglés");</text:p>
      <text:p text:style-name="P30"><text:s text:c="8"/>diccionario.añadirPalabra("inglés", "hola", "hello");</text:p>
      <text:p text:style-name="P30"><text:s text:c="8"/>diccionario.añadirPalabra("inglés", "perro", "dog");</text:p>
      <text:p text:style-name="P30"><text:s text:c="8"/>assertTrue(diccionario.traducirFrase("inglés", frase).equals("hello tengo un dog "));</text:p>
      <text:p text:style-name="P30"><text:s text:c="4"/>}</text:p>
      <text:p text:style-name="P11"/>
      <text:p text:style-name="P39">Fase Azul</text:p>
      <text:p text:style-name="P39"/>
      <text:p text:style-name="P12">Como en la misma fase verde ya hemos reutilizado código refactorizado, no es necesario realizar más ac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Serif" svg:font-family="'courier Serif'" style:font-family-generic="roman"/>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7:16:03.061340832</meta:creation-date>
    <dc:date>2018-11-06T15:42:03.075676535</dc:date>
    <meta:editing-duration>PT34M44S</meta:editing-duration>
    <meta:editing-cycles>7</meta:editing-cycles>
    <meta:generator>LibreOffice/6.0.3.2$Linux_X86_64 LibreOffice_project/00m0$Build-2</meta:generator>
    <meta:document-statistic meta:table-count="0" meta:image-count="0" meta:object-count="0" meta:page-count="6" meta:paragraph-count="145" meta:word-count="751" meta:character-count="7026" meta:non-whitespace-character-count="5733"/>
  </office:meta>
</office:document-meta>
</file>